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nux Libertine O" fo:font-size="14pt" officeooo:rsid="0023b323" officeooo:paragraph-rsid="0023b323" style:font-size-asian="12.25pt" style:font-size-complex="14pt"/>
    </style:style>
    <style:style style:name="P2" style:family="paragraph" style:parent-style-name="Text_20_body" style:list-style-name="L1">
      <style:text-properties style:font-name="Linux Libertine O" fo:font-size="14pt" officeooo:rsid="0031df81" officeooo:paragraph-rsid="0031df81" style:font-size-asian="12.25pt" style:font-size-complex="14pt"/>
    </style:style>
    <style:style style:name="P3" style:family="paragraph" style:parent-style-name="Text_20_body">
      <style:text-properties style:font-name="Linux Libertine O" fo:font-size="14pt" officeooo:rsid="00339f95" officeooo:paragraph-rsid="00339f95" style:font-size-asian="12.25pt" style:font-size-complex="14pt"/>
    </style:style>
    <style:style style:name="P4" style:family="paragraph" style:parent-style-name="Heading_20_1">
      <style:text-properties style:font-name="Linux Libertine O" fo:font-size="16pt" style:font-size-asian="16pt" style:font-size-complex="16pt"/>
    </style:style>
    <style:style style:name="P5" style:family="paragraph" style:parent-style-name="Heading_20_1">
      <style:text-properties style:font-name="Linux Libertine O" fo:font-size="16pt" officeooo:paragraph-rsid="00284bd7" style:font-size-asian="16pt" style:font-size-complex="16pt"/>
    </style:style>
    <style:style style:name="P6" style:family="paragraph" style:parent-style-name="Title">
      <style:text-properties style:font-name="Linux Libertine O" fo:font-size="24pt" style:font-size-asian="24pt" style:font-size-complex="24pt"/>
    </style:style>
    <style:style style:name="T1" style:family="text">
      <style:text-properties officeooo:rsid="0024f5c8"/>
    </style:style>
    <style:style style:name="T2" style:family="text">
      <style:text-properties officeooo:rsid="002fbbeb"/>
    </style:style>
    <style:style style:name="T3" style:family="text">
      <style:text-properties officeooo:rsid="0032a2a6"/>
    </style:style>
    <style:style style:name="T4" style:family="text">
      <style:text-properties style:font-name="Linux Libertine O" fo:font-size="16pt" style:font-size-asian="16pt" style:font-size-complex="16pt"/>
    </style:style>
    <style:style style:name="T5" style:family="text">
      <style:text-properties style:font-name="Linux Libertine O" fo:font-size="16pt" officeooo:rsid="003db7fa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LK</text:p>
      <text:h text:style-name="P5" text:outline-level="1"><text:span text:style-name="T1">What is </text:span>Ela<text:span text:style-name="T1">s</text:span>ticsearch?</text:h>
      <text:list xml:id="list2859237385" text:style-name="L1">
        <text:list-item>
          <text:p text:style-name="P1">Elasticsearch is a NoSQL database.</text:p>
        </text:list-item>
        <text:list-item>
          <text:p text:style-name="P1">It is based on the Lucene search engine, and it is built with RESTful APIS.</text:p>
        </text:list-item>
        <text:list-item>
          <text:p text:style-name="P1">It offers simple deployment, <text:span text:style-name="T2">maximun reliability and easy management.</text:span></text:p>
        </text:list-item>
        <text:list-item>
          <text:p text:style-name="P2">It is develped in Java <text:span text:style-name="T3">and is an open-source release under Apache license.</text:span></text:p>
        </text:list-item>
      </text:list>
      <text:h text:style-name="P4" text:outline-level="1">What is index?</text:h>
      <text:p text:style-name="P3">An index is similar to a table in relational databases.</text:p>
      <text:h text:style-name="P4" text:outline-level="1">Architecture of ELK</text:h>
      <text:p text:style-name="Text_20_body"><text:span text:style-name="T4"/></text:p>
      <text:p text:style-name="Text_20_body"><text:a xlink:type="simple" xlink:href="https://www.guru99.com/elasticsearch-interview-questions.html" text:style-name="Internet_20_link" text:visited-style-name="Visited_20_Internet_20_Link"><text:span text:style-name="T5">https://www.guru99.com/elasticsearch-interview-question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9:06:09.780655215</meta:creation-date>
    <dc:date>2021-02-19T09:15:24.018832913</dc:date>
    <meta:editing-duration>PT9M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7" meta:character-count="430" meta:non-whitespace-character-count="377"/>
  </office:meta>
</office:document-meta>
</file>